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abon" svg:font-family="Sabo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center" style:justify-single-word="false"/>
      <style:text-properties style:font-name="Times New Roman" style:text-underline-style="solid" style:text-underline-width="auto" style:text-underline-color="font-color" style:font-name-complex="Times New Roman1"/>
    </style:style>
    <style:style style:name="P3" style:family="paragraph" style:parent-style-name="Standard">
      <style:text-properties style:font-name="Times New Roman" style:text-underline-style="solid" style:text-underline-width="auto" style:text-underline-color="font-color" style:font-name-complex="Times New Roman1"/>
    </style:style>
    <style:style style:name="P4" style:family="paragraph" style:parent-style-name="Standard">
      <style:text-properties style:font-name="Times New Roman" officeooo:rsid="00204304" officeooo:paragraph-rsid="00204304" style:font-name-complex="Times New Roman1"/>
    </style:style>
    <style:style style:name="T1" style:family="text">
      <style:text-properties style:font-name="Times New Roman" style:font-name-complex="Times New Roman1"/>
    </style:style>
    <style:style style:name="T2" style:family="text">
      <style:text-properties style:text-position="super 58%"/>
    </style:style>
    <style:style style:name="T3" style:family="text">
      <style:text-properties style:text-position="super 58%" style:font-name="Times New Roman" style:font-name-complex="Times New Roman1"/>
    </style:style>
    <style:style style:name="T4" style:family="text">
      <style:text-properties fo:font-variant="normal" fo:text-transform="none" style:text-position="super 58%"/>
    </style:style>
    <style:style style:name="T5" style:family="text">
      <style:text-properties fo:font-variant="normal" fo:text-transform="none" style:text-position="super 58%" style:font-name="Times New Roman" style:font-name-complex="Times New Roman1"/>
    </style:style>
    <style:style style:name="T6" style:family="text">
      <style:text-properties fo:font-variant="normal" fo:text-transform="none" style:text-position="super 58%" style:font-name="Times New Roman" fo:font-style="normal" style:font-name-complex="Times New Roman1"/>
    </style:style>
    <style:style style:name="T7" style:family="text">
      <style:text-properties fo:font-variant="normal" fo:text-transform="none" style:text-position="super 58%" style:font-name="Times New Roman" fo:font-style="normal" style:text-underline-style="none" style:font-name-complex="Times New Roman1"/>
    </style:style>
    <style:style style:name="T8" style:family="text">
      <style:text-properties fo:font-variant="normal" fo:text-transform="none" style:text-position="super 58%" style:font-name="Times New Roman" fo:font-style="normal" style:text-underline-style="none" fo:font-weight="normal" style:font-name-complex="Times New Roman1"/>
    </style:style>
    <style:style style:name="T9" style:family="text">
      <style:text-properties fo:font-variant="normal" fo:text-transform="none" style:text-position="super 58%" fo:font-style="normal"/>
    </style:style>
    <style:style style:name="T10" style:family="text">
      <style:text-properties fo:font-variant="normal" fo:text-transform="none" style:text-position="super 58%" fo:font-style="normal" style:text-underline-style="none"/>
    </style:style>
    <style:style style:name="T11" style:family="text">
      <style:text-properties fo:font-variant="normal" fo:text-transform="none" style:text-position="super 58%" fo:font-style="normal" style:text-underline-style="none" fo:font-weight="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alidation of a 3D Printed Tourniquet For Hemorrhage Control in a Controlled Setting</text:p>
      <text:p text:style-name="P3">Background</text:p>
      <text:p text:style-name="Standard"><text:span text:style-name="T1">Application of a limb tourniquet is vitally important in temporizing life threatening hemorrhage following trauma in hospital and pre-hospital settings</text:span><text:reference-mark-start text:name="ZOTERO_ITEM CSL_CITATION {&quot;citationID&quot;:&quot;Th8mrWcr&quot;,&quot;properties&quot;:{&quot;formattedCitation&quot;:&quot;\\super 1\\nosupersub{}&quot;,&quot;plainCitation&quot;:&quot;1&quot;,&quot;noteIndex&quot;:0},&quot;citationItems&quot;:[{&quot;id&quot;:7204,&quot;uris&quot;:[&quot;http://zotero.org/groups/233690/items/2IG2YIWC&quot;],&quot;itemData&quot;:{&quot;id&quot;:7204,&quot;type&quot;:&quot;article-journal&quot;,&quot;abstract&quot;:&quot;BACKGROUND: Tourniquets are not commonly used in routine extremity trauma, but can be vital for hemorrhage control in austere conditions.\nOBJECTIVE: To determine the effectiveness in human volunteers of currently available self-applied tourniquets for extremity hemorrhage.\nMETHODS: Seven tourniquets were tested on the thigh for elimination of detectable distal pulse by Doppler auscultation at the popliteal artery (experiment I, n = 18 subjects). The tourniquets that were effective in &gt;or=80% of subjects in experiment I were tested for effectiveness on the upper arm by auscultation at the radial artery (experiment II, n = 12 subjects).\nRESULTS: Three of the seven tourniquets were effective in all subjects in experiment I; a fourth tourniquet was effective in 88%. Three of the four successful devices were also 100% effective in experiment II; the fourth was effective in 75%. Failure of tourniquets to eliminate distal Doppler pulse signal was due to inadequate mechanical advantage for tightening, device failure (breakage), or intolerable pinching or circumferential pain prior to pulse elimination. The Combat Application Tourniquet (North American Rescue Products, Inc.), the Emergency &amp; Military Tourniquet (Delfi Medical Innovations, Inc.), and the Special Operations Forces Tactical Tourniquet (Tactical Medical Solutions, LLC) were all found to be 100% effective in elimination of distal arterial pulse in both the arm and the leg in all subjects.\nCONCLUSION: Some commercially available tourniquets do not reliably occlude arterial blood flow and may not be successful in preventing extremity exsanguination in a trauma patient. Potential purchasers of such devices should bear this in mind when selecting a device for clinical use.&quot;,&quot;container-title&quot;:&quot;Prehospital Emergency Care&quot;,&quot;DOI&quot;:&quot;10.1080/10903120500255123&quot;,&quot;ISSN&quot;:&quot;1090-3127&quot;,&quot;issue&quot;:&quot;4&quot;,&quot;journalAbbreviation&quot;:&quot;Prehosp Emerg Care&quot;,&quot;language&quot;:&quot;eng&quot;,&quot;note&quot;:&quot;PMID: 16263675&quot;,&quot;page&quot;:&quot;416-422&quot;,&quot;source&quot;:&quot;PubMed&quot;,&quot;title&quot;:&quot;Effectiveness of self-applied tourniquets in human volunteers&quot;,&quot;volume&quot;:&quot;9&quot;,&quot;author&quot;:[{&quot;family&quot;:&quot;Walters&quot;,&quot;given&quot;:&quot;Thomas J.&quot;},{&quot;family&quot;:&quot;Wenke&quot;,&quot;given&quot;:&quot;Joseph C.&quot;},{&quot;family&quot;:&quot;Kauvar&quot;,&quot;given&quot;:&quot;David S.&quot;},{&quot;family&quot;:&quot;McManus&quot;,&quot;given&quot;:&quot;John G.&quot;},{&quot;family&quot;:&quot;Holcomb&quot;,&quot;given&quot;:&quot;John B.&quot;},{&quot;family&quot;:&quot;Baer&quot;,&quot;given&quot;:&quot;David G.&quot;}],&quot;issued&quot;:{&quot;date-parts&quot;:[[&quot;2005&quot;,12]]}}}],&quot;schema&quot;:&quot;https://github.com/citation-style-language/schema/raw/master/csl-citation.json&quot;} RNDTTc7j5Xwl5"/><text:span text:style-name="T8">1</text:span><text:reference-mark-end text:name="ZOTERO_ITEM CSL_CITATION {&quot;citationID&quot;:&quot;Th8mrWcr&quot;,&quot;properties&quot;:{&quot;formattedCitation&quot;:&quot;\\super 1\\nosupersub{}&quot;,&quot;plainCitation&quot;:&quot;1&quot;,&quot;noteIndex&quot;:0},&quot;citationItems&quot;:[{&quot;id&quot;:7204,&quot;uris&quot;:[&quot;http://zotero.org/groups/233690/items/2IG2YIWC&quot;],&quot;itemData&quot;:{&quot;id&quot;:7204,&quot;type&quot;:&quot;article-journal&quot;,&quot;abstract&quot;:&quot;BACKGROUND: Tourniquets are not commonly used in routine extremity trauma, but can be vital for hemorrhage control in austere conditions.\nOBJECTIVE: To determine the effectiveness in human volunteers of currently available self-applied tourniquets for extremity hemorrhage.\nMETHODS: Seven tourniquets were tested on the thigh for elimination of detectable distal pulse by Doppler auscultation at the popliteal artery (experiment I, n = 18 subjects). The tourniquets that were effective in &gt;or=80% of subjects in experiment I were tested for effectiveness on the upper arm by auscultation at the radial artery (experiment II, n = 12 subjects).\nRESULTS: Three of the seven tourniquets were effective in all subjects in experiment I; a fourth tourniquet was effective in 88%. Three of the four successful devices were also 100% effective in experiment II; the fourth was effective in 75%. Failure of tourniquets to eliminate distal Doppler pulse signal was due to inadequate mechanical advantage for tightening, device failure (breakage), or intolerable pinching or circumferential pain prior to pulse elimination. The Combat Application Tourniquet (North American Rescue Products, Inc.), the Emergency &amp; Military Tourniquet (Delfi Medical Innovations, Inc.), and the Special Operations Forces Tactical Tourniquet (Tactical Medical Solutions, LLC) were all found to be 100% effective in elimination of distal arterial pulse in both the arm and the leg in all subjects.\nCONCLUSION: Some commercially available tourniquets do not reliably occlude arterial blood flow and may not be successful in preventing extremity exsanguination in a trauma patient. Potential purchasers of such devices should bear this in mind when selecting a device for clinical use.&quot;,&quot;container-title&quot;:&quot;Prehospital Emergency Care&quot;,&quot;DOI&quot;:&quot;10.1080/10903120500255123&quot;,&quot;ISSN&quot;:&quot;1090-3127&quot;,&quot;issue&quot;:&quot;4&quot;,&quot;journalAbbreviation&quot;:&quot;Prehosp Emerg Care&quot;,&quot;language&quot;:&quot;eng&quot;,&quot;note&quot;:&quot;PMID: 16263675&quot;,&quot;page&quot;:&quot;416-422&quot;,&quot;source&quot;:&quot;PubMed&quot;,&quot;title&quot;:&quot;Effectiveness of self-applied tourniquets in human volunteers&quot;,&quot;volume&quot;:&quot;9&quot;,&quot;author&quot;:[{&quot;family&quot;:&quot;Walters&quot;,&quot;given&quot;:&quot;Thomas J.&quot;},{&quot;family&quot;:&quot;Wenke&quot;,&quot;given&quot;:&quot;Joseph C.&quot;},{&quot;family&quot;:&quot;Kauvar&quot;,&quot;given&quot;:&quot;David S.&quot;},{&quot;family&quot;:&quot;McManus&quot;,&quot;given&quot;:&quot;John G.&quot;},{&quot;family&quot;:&quot;Holcomb&quot;,&quot;given&quot;:&quot;John B.&quot;},{&quot;family&quot;:&quot;Baer&quot;,&quot;given&quot;:&quot;David G.&quot;}],&quot;issued&quot;:{&quot;date-parts&quot;:[[&quot;2005&quot;,12]]}}}],&quot;schema&quot;:&quot;https://github.com/citation-style-language/schema/raw/master/csl-citation.json&quot;} RNDTTc7j5Xwl5"/><text:span text:style-name="T1">. Currently there are no standardized testing protocols to determine the efficacy of tourniquet designs in civilian literature. In 2019, the Committee on Tactical Combat Casualty Care (CoTCCC), an arm of the U.S. Department of Defence, published a review paper on tourniquet design, including a 50-point rating scale based with both subjective and objective measures of performance including arterial occlusion scoring, speed of application, ease of use, pressure scoring and safety metrics</text:span><text:reference-mark-start text:name="ZOTERO_ITEM CSL_CITATION {&quot;citationID&quot;:&quot;qA2clCfN&quot;,&quot;properties&quot;:{&quot;formattedCitation&quot;:&quot;\\super 2\\nosupersub{}&quot;,&quot;plainCitation&quot;:&quot;2&quot;,&quot;noteIndex&quot;:0},&quot;citationItems&quot;:[{&quot;id&quot;:7173,&quot;uris&quot;:[&quot;http://zotero.org/groups/233690/items/75Q6B49J&quot;],&quot;itemData&quot;:{&quot;id&quot;:7173,&quot;type&quot;:&quot;article-journal&quot;,&quot;abstract&quot;:&quot;Military and civilian trauma can be distinctly different but the leading cause of preventable trauma deaths in the prehospital environment, extremity hemorrhage, does not discriminate. The current paper is the most comprehensive review of limb tourniquets employable in the tactical combat casualty care environment and provides the first update to the CoTCCC-recommended limb tourniquets since 2005. This review also highlights the lack of unbiased data, official reporting mechanisms, and official studies with established criteria for evaluating tourniquets. Upon review of the data, the CoTCCC voted to update the recommendations in April 2019.&quot;,&quot;container-title&quot;:&quot;Journal of special operations medicine: a peer reviewed journal for SOF medical professionals&quot;,&quot;ISSN&quot;:&quot;1553-9768&quot;,&quot;issue&quot;:&quot;4&quot;,&quot;journalAbbreviation&quot;:&quot;J Spec Oper Med&quot;,&quot;language&quot;:&quot;eng&quot;,&quot;note&quot;:&quot;PMID: 31910470&quot;,&quot;page&quot;:&quot;27-50&quot;,&quot;source&quot;:&quot;PubMed&quot;,&quot;title&quot;:&quot;2019 Recommended Limb Tourniquets in Tactical Combat Casualty Care&quot;,&quot;volume&quot;:&quot;19&quot;,&quot;author&quot;:[{&quot;family&quot;:&quot;Montgomery&quot;,&quot;given&quot;:&quot;Harold R.&quot;},{&quot;family&quot;:&quot;Hammesfahr&quot;,&quot;given&quot;:&quot;Rick&quot;},{&quot;family&quot;:&quot;Fisher&quot;,&quot;given&quot;:&quot;Andrew D.&quot;},{&quot;family&quot;:&quot;Cain&quot;,&quot;given&quot;:&quot;Jeffrey S.&quot;},{&quot;family&quot;:&quot;Greydanus&quot;,&quot;given&quot;:&quot;Dominique J.&quot;},{&quot;family&quot;:&quot;Butler&quot;,&quot;given&quot;:&quot;Frank K.&quot;},{&quot;family&quot;:&quot;Goolsby&quot;,&quot;given&quot;:&quot;Craig&quot;},{&quot;family&quot;:&quot;Eastman&quot;,&quot;given&quot;:&quot;Alexander L.&quot;}],&quot;issued&quot;:{&quot;date-parts&quot;:[[&quot;2019&quot;]]}}}],&quot;schema&quot;:&quot;https://github.com/citation-style-language/schema/raw/master/csl-citation.json&quot;} RNDEPRyneFQs4"/><text:span text:style-name="T8">2</text:span><text:reference-mark-end text:name="ZOTERO_ITEM CSL_CITATION {&quot;citationID&quot;:&quot;qA2clCfN&quot;,&quot;properties&quot;:{&quot;formattedCitation&quot;:&quot;\\super 2\\nosupersub{}&quot;,&quot;plainCitation&quot;:&quot;2&quot;,&quot;noteIndex&quot;:0},&quot;citationItems&quot;:[{&quot;id&quot;:7173,&quot;uris&quot;:[&quot;http://zotero.org/groups/233690/items/75Q6B49J&quot;],&quot;itemData&quot;:{&quot;id&quot;:7173,&quot;type&quot;:&quot;article-journal&quot;,&quot;abstract&quot;:&quot;Military and civilian trauma can be distinctly different but the leading cause of preventable trauma deaths in the prehospital environment, extremity hemorrhage, does not discriminate. The current paper is the most comprehensive review of limb tourniquets employable in the tactical combat casualty care environment and provides the first update to the CoTCCC-recommended limb tourniquets since 2005. This review also highlights the lack of unbiased data, official reporting mechanisms, and official studies with established criteria for evaluating tourniquets. Upon review of the data, the CoTCCC voted to update the recommendations in April 2019.&quot;,&quot;container-title&quot;:&quot;Journal of special operations medicine: a peer reviewed journal for SOF medical professionals&quot;,&quot;ISSN&quot;:&quot;1553-9768&quot;,&quot;issue&quot;:&quot;4&quot;,&quot;journalAbbreviation&quot;:&quot;J Spec Oper Med&quot;,&quot;language&quot;:&quot;eng&quot;,&quot;note&quot;:&quot;PMID: 31910470&quot;,&quot;page&quot;:&quot;27-50&quot;,&quot;source&quot;:&quot;PubMed&quot;,&quot;title&quot;:&quot;2019 Recommended Limb Tourniquets in Tactical Combat Casualty Care&quot;,&quot;volume&quot;:&quot;19&quot;,&quot;author&quot;:[{&quot;family&quot;:&quot;Montgomery&quot;,&quot;given&quot;:&quot;Harold R.&quot;},{&quot;family&quot;:&quot;Hammesfahr&quot;,&quot;given&quot;:&quot;Rick&quot;},{&quot;family&quot;:&quot;Fisher&quot;,&quot;given&quot;:&quot;Andrew D.&quot;},{&quot;family&quot;:&quot;Cain&quot;,&quot;given&quot;:&quot;Jeffrey S.&quot;},{&quot;family&quot;:&quot;Greydanus&quot;,&quot;given&quot;:&quot;Dominique J.&quot;},{&quot;family&quot;:&quot;Butler&quot;,&quot;given&quot;:&quot;Frank K.&quot;},{&quot;family&quot;:&quot;Goolsby&quot;,&quot;given&quot;:&quot;Craig&quot;},{&quot;family&quot;:&quot;Eastman&quot;,&quot;given&quot;:&quot;Alexander L.&quot;}],&quot;issued&quot;:{&quot;date-parts&quot;:[[&quot;2019&quot;]]}}}],&quot;schema&quot;:&quot;https://github.com/citation-style-language/schema/raw/master/csl-citation.json&quot;} RNDEPRyneFQs4"/><text:span text:style-name="T1">. This scoring system is focused on making recommendations on tourniquet designs for the U.S. Military. Throughout the years, many head-to-head tourniquet studies have been performed in controlled environments, focusing on performance metrics around arterial occlusion</text:span><text:reference-mark-start text:name="ZOTERO_ITEM CSL_CITATION {&quot;citationID&quot;:&quot;WWPdf1ZI&quot;,&quot;properties&quot;:{&quot;formattedCitation&quot;:&quot;\\super 3\\uc0\\u8211{}8\\nosupersub{}&quot;,&quot;plainCitation&quot;:&quot;3–8&quot;,&quot;noteIndex&quot;:0},&quot;citationItems&quot;:[{&quot;id&quot;:7206,&quot;uris&quot;:[&quot;http://zotero.org/groups/233690/items/TV8GFU8N&quot;],&quot;itemData&quot;:{&quot;id&quot;:7206,&quot;type&quot;:&quot;article-journal&quot;,&quot;abstract&quot;:&quot;Objective: To determine the best field tourniquet for Medical Technician (Med Tech) use in the Canadian Forces (CF). Methods: We conducted a prospective controlled trial, comparing the efficacy and ease of applicability of 3 types of commercially available windlass tourniquets in 4 tactical situations on simulated patients. The primary outcome was time to tourniquet application with secondary outcomes including effectiveness and Med Tech satisfaction. Results: The overall finding of this study indicates that the Combat Application Tourniquet (C-A-T) was applied the fastest in each scenario and was also significantly the most effective in occluding distal blood flow. The survey results show that the 3 tourniquet types are similar in many of the measures of ease of learning and application, with the C-A-T scoring highest in self-application and the Special Operations Forces Tactical Tourniquet Wide having the lowest scores for both durability and effectiveness. Conclusion: When tested on a group of CF Med Techs, the C-A-T remained the CF field tourniquet of choice, based on the assessed criteria. Although there is inherent bias in the approach of this study, it reflects the process required to determine if a new piece of kit is superior to what is already considered the standard to a trained and equipped military.&quot;,&quot;container-title&quot;:&quot;Military Medicine&quot;,&quot;DOI&quot;:&quot;10.7205/MILMED-D-13-00007&quot;,&quot;ISSN&quot;:&quot;0026-4075&quot;,&quot;issue&quot;:&quot;6&quot;,&quot;journalAbbreviation&quot;:&quot;Military Medicine&quot;,&quot;page&quot;:&quot;669-675&quot;,&quot;source&quot;:&quot;Silverchair&quot;,&quot;title&quot;:&quot;Re-Evaluating the Field Tourniquet for the Canadian Forces&quot;,&quot;volume&quot;:&quot;178&quot;,&quot;author&quot;:[{&quot;family&quot;:&quot;Savage&quot;,&quot;given&quot;:&quot;Erin&quot;},{&quot;family&quot;:&quot;Pannell&quot;,&quot;given&quot;:&quot;Dylan&quot;},{&quot;family&quot;:&quot;Payne&quot;,&quot;given&quot;:&quot;Elspeth&quot;},{&quot;family&quot;:&quot;O'Leary&quot;,&quot;given&quot;:&quot;Terrance&quot;},{&quot;family&quot;:&quot;Tien&quot;,&quot;given&quot;:&quot;Homer&quot;}],&quot;issued&quot;:{&quot;date-parts&quot;:[[&quot;2013&quot;,6,1]]}}},{&quot;id&quot;:7208,&quot;uris&quot;:[&quot;http://zotero.org/groups/233690/items/JYVQVDUT&quot;],&quot;itemData&quot;:{&quot;id&quot;:7208,&quot;type&quot;:&quot;article-journal&quot;,&quot;abstract&quot;:&quot;BACKGROUND: The Combat Application Tourniquet® (C-A-T) is the standard-issue military tourniquet used in first aid in 2015, and the current model is called Generation 6. Soldiers in the field, however, have been asking for design changes in a possible Generation 7 to improve ease of use. This study compared the differential performance in use of the C-A-T in two designs: Generation 6 (C-A-T 6) versus a prototype Generation 7 (C-A-T 7).\nMETHODS: A laboratory experiment was designed to test the performance of two tourniquet designs in hemorrhage control, ease of use, and user preference. Ten users of the two C-A-T models placed them on a manikin thigh to stop simulated bleeding. Users included trauma researchers and instructors of US Army student medics. Ten users conducted 20 tests (10 each of both designs).\nRESULTS: Most results were not statistically significant in their difference by C-A-T design. The mean difference in blood loss was statistically significant (ρ = .03) in that the C-A-T 7 performed better than the C-A-T 6, but only in the mixed statistical model analysis of variance, which accounted for user effects. The difference in ease-of-use score was statistically significant (ρ = .002); the C-A-T 7 was easier. All users preferred the C-A-T 7.\nCONCLUSION: In each measure, the C-A-T Generation 7 prototype performed similar or better than Generation 6, was easier to use, and was preferred.&quot;,&quot;container-title&quot;:&quot;Journal of special operations medicine: a peer reviewed journal for SOF medical professionals&quot;,&quot;ISSN&quot;:&quot;1553-9768&quot;,&quot;issue&quot;:&quot;1&quot;,&quot;journalAbbreviation&quot;:&quot;J Spec Oper Med&quot;,&quot;language&quot;:&quot;eng&quot;,&quot;note&quot;:&quot;PMID: 27045489&quot;,&quot;page&quot;:&quot;14-17&quot;,&quot;source&quot;:&quot;PubMed&quot;,&quot;title&quot;:&quot;Short Report Comparing Generation 6 Versus Prototype Generation 7 Combat Application Tourniquet® in a Manikin Hemorrhage Model&quot;,&quot;volume&quot;:&quot;16&quot;,&quot;author&quot;:[{&quot;family&quot;:&quot;Kragh&quot;,&quot;given&quot;:&quot;John F.&quot;},{&quot;family&quot;:&quot;Moore&quot;,&quot;given&quot;:&quot;Virgil K.&quot;},{&quot;family&quot;:&quot;Aden&quot;,&quot;given&quot;:&quot;James K.&quot;},{&quot;family&quot;:&quot;Parsons&quot;,&quot;given&quot;:&quot;Donald L.&quot;},{&quot;family&quot;:&quot;Dubick&quot;,&quot;given&quot;:&quot;Michael A.&quot;}],&quot;issued&quot;:{&quot;date-parts&quot;:[[&quot;2016&quot;]]}}},{&quot;id&quot;:7210,&quot;uris&quot;:[&quot;http://zotero.org/groups/233690/items/LTHZ3LHK&quot;],&quot;itemData&quot;:{&quot;id&quot;:7210,&quot;type&quot;:&quot;article-journal&quot;,&quot;abstract&quot;:&quot;BACKGROUND: Emergency tourniquet use has been associated with hemorrhage control and improved survival during the wars since 2001. The purpose of the present study is to compare the differential performance of two new tactical tourniquets with the standard-issue tourniquet to provide preliminary evidence to guide decisions on device development.\nMETHODS: A laboratory experiment was designed to test the effectiveness of tourniquets on a manikin thigh. Three models of tourniquets were assessed. The Rapid Application Tourniquet System (RATS) and the Tactical Mechanical Tourniquet (TMT) were compared with the standard-issue Combat Application Tourniquet(®) (C-A-T). Two users conducted 30 tests each.\nRESULTS: Percentages for effectiveness (hemorrhage control, yes/no) and distal pulse cessation did not differ significantly by model. When compared with the RATS, the C-A-T performed better (ρ &lt; .001) for time to hemorrhage control and fluid loss. The C-A-T and TMT had comparable responses for most measures, but the C-A-T applied more pressure (ρ = .04) than did the TMT for hemorrhage control.\nCONCLUSION: All three tactical tourniquets showed substantial capacity for hemorrhage control. However, the two new tourniquet models (RATS and TMT) did not offer any improvement over the C-A-T, which is currently issued to military services. Indeed, one of the new models, the RATS, was inferior to the C-A-T in terms of speed of application and simulated loss of blood. Opportunities were detected for refinements in design of the two new tourniquets that may offer future improvements in their performance.&quot;,&quot;container-title&quot;:&quot;Journal of special operations medicine: a peer reviewed journal for SOF medical professionals&quot;,&quot;ISSN&quot;:&quot;1553-9768&quot;,&quot;issue&quot;:&quot;1&quot;,&quot;journalAbbreviation&quot;:&quot;J Spec Oper Med&quot;,&quot;language&quot;:&quot;eng&quot;,&quot;note&quot;:&quot;PMID: 27045491&quot;,&quot;page&quot;:&quot;29-35&quot;,&quot;source&quot;:&quot;PubMed&quot;,&quot;title&quot;:&quot;Preliminary Comparison of New and Established Tactical Tourniquets in a Manikin Hemorrhage Model&quot;,&quot;volume&quot;:&quot;16&quot;,&quot;author&quot;:[{&quot;family&quot;:&quot;Gibson&quot;,&quot;given&quot;:&quot;Rudy&quot;},{&quot;family&quot;:&quot;Housler&quot;,&quot;given&quot;:&quot;Greggory J.&quot;},{&quot;family&quot;:&quot;Rush&quot;,&quot;given&quot;:&quot;Stephen C.&quot;},{&quot;family&quot;:&quot;Aden&quot;,&quot;given&quot;:&quot;James K.&quot;},{&quot;family&quot;:&quot;Kragh&quot;,&quot;given&quot;:&quot;John F.&quot;},{&quot;family&quot;:&quot;Dubick&quot;,&quot;given&quot;:&quot;Michael A.&quot;}],&quot;issued&quot;:{&quot;date-parts&quot;:[[&quot;2016&quot;]]}}},{&quot;id&quot;:7212,&quot;uris&quot;:[&quot;http://zotero.org/groups/233690/items/LWMZYIBQ&quot;],&quot;itemData&quot;:{&quot;id&quot;:7212,&quot;type&quot;:&quot;article-journal&quot;,&quot;abstract&quot;:&quot;BACKGROUND: Extremity injuries, which accounts for 20% of all battlefield injuries, result in 7-9% of deaths during military activity. Silicone tourniquets were used, by the Israeli Defense Force (IDF) soldiers, for upper extremity and calf injuries, while thigh injuries were treated by an improvised \&quot;Russian\&quot; tourniquet (IRT). This is the first study, performed in the IDF, comparing the IRT with Combat Application Tourniquets (CAT) and Special Operations Force Tactical Tourniquets (SOFTT). 23 operators from the Israeli Naval Unit (Shayetet 13) were divided into two groups according to their medical training (11 operators trained as first-responders; 12 operators as medics). Repetitive applications of the three tourniquets over the thigh and upper arm, and self-application of the CAT and SOFTT over the dominant extremity were performed using dry and wet tourniquets (828 individual placements) with efficacy recorded. Cessation of distal arterial flow (palpation; Doppler ultrasound) confirmed success, while failure was considered in the advent of arterial flow or tourniquet instability. Satisfaction questionnaires were filled by the operators.\nRESULTS: CAT and SOFTT were found to be superior to the IRT, in occluding arterial blood flow to the extremities (22%, 23% and 38%, respectively, failure rate). The application was quicker for the CAT and SOFTT as compared to the IRT (18, 26, 52 seconds, respectively). Wet tourniquets neither prolonged application nor did they increase failure rates. Similarly, medics didn't have any advantage over non-medic operators. No findings indicated superiority of CAT and SOFTT over one another, despite operators' preference of CAT.\nCONCLUSIONS: CAT and SOFTT offer an effective alternative to the IRT in stopping blood flow to extremities. No difference was observed between medics and non-medic operators. Thus, the CAT was elected as the preferred tourniquet by our unit and it is being used by all the operators.&quot;,&quot;container-title&quot;:&quot;Disaster and Military Medicine&quot;,&quot;DOI&quot;:&quot;10.1186/2054-314X-1-1&quot;,&quot;ISSN&quot;:&quot;2054-314X&quot;,&quot;journalAbbreviation&quot;:&quot;Disaster Mil Med&quot;,&quot;language&quot;:&quot;eng&quot;,&quot;note&quot;:&quot;PMID: 28265416\nPMCID: PMC5327874&quot;,&quot;page&quot;:&quot;1&quot;,&quot;source&quot;:&quot;PubMed&quot;,&quot;title&quot;:&quot;Evaluating new types of tourniquets by the Israeli Naval special warfare unit&quot;,&quot;volume&quot;:&quot;1&quot;,&quot;author&quot;:[{&quot;family&quot;:&quot;Heldenberg&quot;,&quot;given&quot;:&quot;Eitan&quot;},{&quot;family&quot;:&quot;Aharony&quot;,&quot;given&quot;:&quot;Shahar&quot;},{&quot;family&quot;:&quot;Wolf&quot;,&quot;given&quot;:&quot;Tamir&quot;},{&quot;family&quot;:&quot;Vishne&quot;,&quot;given&quot;:&quot;Tali&quot;}],&quot;issued&quot;:{&quot;date-parts&quot;:[[&quot;2015&quot;]]}}},{&quot;id&quot;:7215,&quot;uris&quot;:[&quot;http://zotero.org/groups/233690/items/BC3FXYRJ&quot;],&quot;itemData&quot;:{&quot;id&quot;:7215,&quot;type&quot;:&quot;article-journal&quot;,&quot;abstract&quot;:&quot;BACKGROUND: The performance of a new tourniquet model was compared with that of an established model in simulated first aid.\nMETHODS: Four users applied the Combat Application Tourniquet (C-A-T), an established model that served as the control tourniquet, and the new SAM Extremity Tourniquet (SXT) model, which was the study tourniquet.\nRESULTS: The performance of the C-A-T was better than that of the SXT for seven measured parameters versus two, respectively; metrics were statistically tied 12 times. The degree of difference, when present, was often small. For pretime, a period of uncontrolled bleeding from the start to a time point when the tourniquet first contacts the manikin, the bleeding rate was uncontrolled at approximately 10.4mL/s, and for an overall average of 39 seconds of pretime, 406mL of blood loss was calculated. The mean time to determination of bleeding control (± standard deviation [SD]) was 66 seconds (SXT, 70 ± 30 seconds; C-A-T, 62 ± 18 seconds; p = .0075). The mean ease-of-use score was 4 (indicating easy) on a scale of 1 to 5, with 5 indicating very easy (mean ± SD: SXT, 4 ± 1; C-A-T, 5 ± 0; p &lt; .0001). C-A-T also performed better for total trial time, manikin damage, blood loss rate, pressure, and composite score. SXT was better for pretime and unwrap time. All users intuitively self-selected the speed at which they applied the tourniquets and that speed was similar in all of the required steps. However, by time segments, one user went slowest in each segment while the other three generally went faster.\nCONCLUSIONS: In simulated first aid with tourniquets, better results generally were seen with the C-A-T than with the SXT in terms of performance metrics. However, the degree of difference, when present, was often small.&quot;,&quot;container-title&quot;:&quot;Journal of special operations medicine: a peer reviewed journal for SOF medical professionals&quot;,&quot;DOI&quot;:&quot;10.55460/4WVW-AE0T&quot;,&quot;ISSN&quot;:&quot;1553-9768&quot;,&quot;issue&quot;:&quot;2&quot;,&quot;journalAbbreviation&quot;:&quot;J Spec Oper Med&quot;,&quot;language&quot;:&quot;eng&quot;,&quot;note&quot;:&quot;PMID: 29889953&quot;,&quot;page&quot;:&quot;36-41&quot;,&quot;source&quot;:&quot;PubMed&quot;,&quot;title&quot;:&quot;New and Established Models of Limb Tourniquet Compared in Simulated First Aid&quot;,&quot;volume&quot;:&quot;18&quot;,&quot;author&quot;:[{&quot;family&quot;:&quot;Kragh&quot;,&quot;given&quot;:&quot;John F.&quot;},{&quot;family&quot;:&quot;Newton&quot;,&quot;given&quot;:&quot;Nicola J.&quot;},{&quot;family&quot;:&quot;Tan&quot;,&quot;given&quot;:&quot;Andy R.&quot;},{&quot;family&quot;:&quot;Aden&quot;,&quot;given&quot;:&quot;James K.&quot;},{&quot;family&quot;:&quot;Dubick&quot;,&quot;given&quot;:&quot;Michael A.&quot;}],&quot;issued&quot;:{&quot;date-parts&quot;:[[&quot;2018&quot;]],&quot;season&quot;:&quot;Summer&quot;}}},{&quot;id&quot;:7167,&quot;uris&quot;:[&quot;http://zotero.org/groups/233690/items/GLBLF4BM&quot;],&quot;itemData&quot;:{&quot;id&quot;:7167,&quot;type&quot;:&quot;article-journal&quot;,&quot;container-title&quot;:&quot;Military Medicine&quot;,&quot;DOI&quot;:&quot;10.1093/milmed/usx169&quot;,&quot;ISSN&quot;:&quot;0026-4075, 1930-613X&quot;,&quot;issue&quot;:&quot;suppl_1&quot;,&quot;language&quot;:&quot;en&quot;,&quot;page&quot;:&quot;157-161&quot;,&quot;source&quot;:&quot;DOI.org (Crossref)&quot;,&quot;title&quot;:&quot;Comparison of Two Tourniquets on a Mid-Thigh Model: The Israeli Silicone Stretch and Wrap Tourniquet vs. The Combat Application Tourniquet&quot;,&quot;title-short&quot;:&quot;Comparison of Two Tourniquets on a Mid-Thigh Model&quot;,&quot;volume&quot;:&quot;183&quot;,&quot;author&quot;:[{&quot;family&quot;:&quot;Glick&quot;,&quot;given&quot;:&quot;CPT Yuval&quot;},{&quot;family&quot;:&quot;Furer&quot;,&quot;given&quot;:&quot;MAJ Ariel&quot;},{&quot;family&quot;:&quot;Glassberg&quot;,&quot;given&quot;:&quot;COL Elon&quot;},{&quot;family&quot;:&quot;Sharon&quot;,&quot;given&quot;:&quot;Roni&quot;},{&quot;family&quot;:&quot;Ankory&quot;,&quot;given&quot;:&quot;MAJ Ran&quot;}],&quot;issued&quot;:{&quot;date-parts&quot;:[[&quot;2018&quot;,3,1]]}}}],&quot;schema&quot;:&quot;https://github.com/citation-style-language/schema/raw/master/csl-citation.json&quot;} RNDVR4KuPZKLC"/><text:span text:style-name="T8">3</text:span><text:span text:style-name="T11">–8</text:span><text:reference-mark-end text:name="ZOTERO_ITEM CSL_CITATION {&quot;citationID&quot;:&quot;WWPdf1ZI&quot;,&quot;properties&quot;:{&quot;formattedCitation&quot;:&quot;\\super 3\\uc0\\u8211{}8\\nosupersub{}&quot;,&quot;plainCitation&quot;:&quot;3–8&quot;,&quot;noteIndex&quot;:0},&quot;citationItems&quot;:[{&quot;id&quot;:7206,&quot;uris&quot;:[&quot;http://zotero.org/groups/233690/items/TV8GFU8N&quot;],&quot;itemData&quot;:{&quot;id&quot;:7206,&quot;type&quot;:&quot;article-journal&quot;,&quot;abstract&quot;:&quot;Objective: To determine the best field tourniquet for Medical Technician (Med Tech) use in the Canadian Forces (CF). Methods: We conducted a prospective controlled trial, comparing the efficacy and ease of applicability of 3 types of commercially available windlass tourniquets in 4 tactical situations on simulated patients. The primary outcome was time to tourniquet application with secondary outcomes including effectiveness and Med Tech satisfaction. Results: The overall finding of this study indicates that the Combat Application Tourniquet (C-A-T) was applied the fastest in each scenario and was also significantly the most effective in occluding distal blood flow. The survey results show that the 3 tourniquet types are similar in many of the measures of ease of learning and application, with the C-A-T scoring highest in self-application and the Special Operations Forces Tactical Tourniquet Wide having the lowest scores for both durability and effectiveness. Conclusion: When tested on a group of CF Med Techs, the C-A-T remained the CF field tourniquet of choice, based on the assessed criteria. Although there is inherent bias in the approach of this study, it reflects the process required to determine if a new piece of kit is superior to what is already considered the standard to a trained and equipped military.&quot;,&quot;container-title&quot;:&quot;Military Medicine&quot;,&quot;DOI&quot;:&quot;10.7205/MILMED-D-13-00007&quot;,&quot;ISSN&quot;:&quot;0026-4075&quot;,&quot;issue&quot;:&quot;6&quot;,&quot;journalAbbreviation&quot;:&quot;Military Medicine&quot;,&quot;page&quot;:&quot;669-675&quot;,&quot;source&quot;:&quot;Silverchair&quot;,&quot;title&quot;:&quot;Re-Evaluating the Field Tourniquet for the Canadian Forces&quot;,&quot;volume&quot;:&quot;178&quot;,&quot;author&quot;:[{&quot;family&quot;:&quot;Savage&quot;,&quot;given&quot;:&quot;Erin&quot;},{&quot;family&quot;:&quot;Pannell&quot;,&quot;given&quot;:&quot;Dylan&quot;},{&quot;family&quot;:&quot;Payne&quot;,&quot;given&quot;:&quot;Elspeth&quot;},{&quot;family&quot;:&quot;O'Leary&quot;,&quot;given&quot;:&quot;Terrance&quot;},{&quot;family&quot;:&quot;Tien&quot;,&quot;given&quot;:&quot;Homer&quot;}],&quot;issued&quot;:{&quot;date-parts&quot;:[[&quot;2013&quot;,6,1]]}}},{&quot;id&quot;:7208,&quot;uris&quot;:[&quot;http://zotero.org/groups/233690/items/JYVQVDUT&quot;],&quot;itemData&quot;:{&quot;id&quot;:7208,&quot;type&quot;:&quot;article-journal&quot;,&quot;abstract&quot;:&quot;BACKGROUND: The Combat Application Tourniquet® (C-A-T) is the standard-issue military tourniquet used in first aid in 2015, and the current model is called Generation 6. Soldiers in the field, however, have been asking for design changes in a possible Generation 7 to improve ease of use. This study compared the differential performance in use of the C-A-T in two designs: Generation 6 (C-A-T 6) versus a prototype Generation 7 (C-A-T 7).\nMETHODS: A laboratory experiment was designed to test the performance of two tourniquet designs in hemorrhage control, ease of use, and user preference. Ten users of the two C-A-T models placed them on a manikin thigh to stop simulated bleeding. Users included trauma researchers and instructors of US Army student medics. Ten users conducted 20 tests (10 each of both designs).\nRESULTS: Most results were not statistically significant in their difference by C-A-T design. The mean difference in blood loss was statistically significant (ρ = .03) in that the C-A-T 7 performed better than the C-A-T 6, but only in the mixed statistical model analysis of variance, which accounted for user effects. The difference in ease-of-use score was statistically significant (ρ = .002); the C-A-T 7 was easier. All users preferred the C-A-T 7.\nCONCLUSION: In each measure, the C-A-T Generation 7 prototype performed similar or better than Generation 6, was easier to use, and was preferred.&quot;,&quot;container-title&quot;:&quot;Journal of special operations medicine: a peer reviewed journal for SOF medical professionals&quot;,&quot;ISSN&quot;:&quot;1553-9768&quot;,&quot;issue&quot;:&quot;1&quot;,&quot;journalAbbreviation&quot;:&quot;J Spec Oper Med&quot;,&quot;language&quot;:&quot;eng&quot;,&quot;note&quot;:&quot;PMID: 27045489&quot;,&quot;page&quot;:&quot;14-17&quot;,&quot;source&quot;:&quot;PubMed&quot;,&quot;title&quot;:&quot;Short Report Comparing Generation 6 Versus Prototype Generation 7 Combat Application Tourniquet® in a Manikin Hemorrhage Model&quot;,&quot;volume&quot;:&quot;16&quot;,&quot;author&quot;:[{&quot;family&quot;:&quot;Kragh&quot;,&quot;given&quot;:&quot;John F.&quot;},{&quot;family&quot;:&quot;Moore&quot;,&quot;given&quot;:&quot;Virgil K.&quot;},{&quot;family&quot;:&quot;Aden&quot;,&quot;given&quot;:&quot;James K.&quot;},{&quot;family&quot;:&quot;Parsons&quot;,&quot;given&quot;:&quot;Donald L.&quot;},{&quot;family&quot;:&quot;Dubick&quot;,&quot;given&quot;:&quot;Michael A.&quot;}],&quot;issued&quot;:{&quot;date-parts&quot;:[[&quot;2016&quot;]]}}},{&quot;id&quot;:7210,&quot;uris&quot;:[&quot;http://zotero.org/groups/233690/items/LTHZ3LHK&quot;],&quot;itemData&quot;:{&quot;id&quot;:7210,&quot;type&quot;:&quot;article-journal&quot;,&quot;abstract&quot;:&quot;BACKGROUND: Emergency tourniquet use has been associated with hemorrhage control and improved survival during the wars since 2001. The purpose of the present study is to compare the differential performance of two new tactical tourniquets with the standard-issue tourniquet to provide preliminary evidence to guide decisions on device development.\nMETHODS: A laboratory experiment was designed to test the effectiveness of tourniquets on a manikin thigh. Three models of tourniquets were assessed. The Rapid Application Tourniquet System (RATS) and the Tactical Mechanical Tourniquet (TMT) were compared with the standard-issue Combat Application Tourniquet(®) (C-A-T). Two users conducted 30 tests each.\nRESULTS: Percentages for effectiveness (hemorrhage control, yes/no) and distal pulse cessation did not differ significantly by model. When compared with the RATS, the C-A-T performed better (ρ &lt; .001) for time to hemorrhage control and fluid loss. The C-A-T and TMT had comparable responses for most measures, but the C-A-T applied more pressure (ρ = .04) than did the TMT for hemorrhage control.\nCONCLUSION: All three tactical tourniquets showed substantial capacity for hemorrhage control. However, the two new tourniquet models (RATS and TMT) did not offer any improvement over the C-A-T, which is currently issued to military services. Indeed, one of the new models, the RATS, was inferior to the C-A-T in terms of speed of application and simulated loss of blood. Opportunities were detected for refinements in design of the two new tourniquets that may offer future improvements in their performance.&quot;,&quot;container-title&quot;:&quot;Journal of special operations medicine: a peer reviewed journal for SOF medical professionals&quot;,&quot;ISSN&quot;:&quot;1553-9768&quot;,&quot;issue&quot;:&quot;1&quot;,&quot;journalAbbreviation&quot;:&quot;J Spec Oper Med&quot;,&quot;language&quot;:&quot;eng&quot;,&quot;note&quot;:&quot;PMID: 27045491&quot;,&quot;page&quot;:&quot;29-35&quot;,&quot;source&quot;:&quot;PubMed&quot;,&quot;title&quot;:&quot;Preliminary Comparison of New and Established Tactical Tourniquets in a Manikin Hemorrhage Model&quot;,&quot;volume&quot;:&quot;16&quot;,&quot;author&quot;:[{&quot;family&quot;:&quot;Gibson&quot;,&quot;given&quot;:&quot;Rudy&quot;},{&quot;family&quot;:&quot;Housler&quot;,&quot;given&quot;:&quot;Greggory J.&quot;},{&quot;family&quot;:&quot;Rush&quot;,&quot;given&quot;:&quot;Stephen C.&quot;},{&quot;family&quot;:&quot;Aden&quot;,&quot;given&quot;:&quot;James K.&quot;},{&quot;family&quot;:&quot;Kragh&quot;,&quot;given&quot;:&quot;John F.&quot;},{&quot;family&quot;:&quot;Dubick&quot;,&quot;given&quot;:&quot;Michael A.&quot;}],&quot;issued&quot;:{&quot;date-parts&quot;:[[&quot;2016&quot;]]}}},{&quot;id&quot;:7212,&quot;uris&quot;:[&quot;http://zotero.org/groups/233690/items/LWMZYIBQ&quot;],&quot;itemData&quot;:{&quot;id&quot;:7212,&quot;type&quot;:&quot;article-journal&quot;,&quot;abstract&quot;:&quot;BACKGROUND: Extremity injuries, which accounts for 20% of all battlefield injuries, result in 7-9% of deaths during military activity. Silicone tourniquets were used, by the Israeli Defense Force (IDF) soldiers, for upper extremity and calf injuries, while thigh injuries were treated by an improvised \&quot;Russian\&quot; tourniquet (IRT). This is the first study, performed in the IDF, comparing the IRT with Combat Application Tourniquets (CAT) and Special Operations Force Tactical Tourniquets (SOFTT). 23 operators from the Israeli Naval Unit (Shayetet 13) were divided into two groups according to their medical training (11 operators trained as first-responders; 12 operators as medics). Repetitive applications of the three tourniquets over the thigh and upper arm, and self-application of the CAT and SOFTT over the dominant extremity were performed using dry and wet tourniquets (828 individual placements) with efficacy recorded. Cessation of distal arterial flow (palpation; Doppler ultrasound) confirmed success, while failure was considered in the advent of arterial flow or tourniquet instability. Satisfaction questionnaires were filled by the operators.\nRESULTS: CAT and SOFTT were found to be superior to the IRT, in occluding arterial blood flow to the extremities (22%, 23% and 38%, respectively, failure rate). The application was quicker for the CAT and SOFTT as compared to the IRT (18, 26, 52 seconds, respectively). Wet tourniquets neither prolonged application nor did they increase failure rates. Similarly, medics didn't have any advantage over non-medic operators. No findings indicated superiority of CAT and SOFTT over one another, despite operators' preference of CAT.\nCONCLUSIONS: CAT and SOFTT offer an effective alternative to the IRT in stopping blood flow to extremities. No difference was observed between medics and non-medic operators. Thus, the CAT was elected as the preferred tourniquet by our unit and it is being used by all the operators.&quot;,&quot;container-title&quot;:&quot;Disaster and Military Medicine&quot;,&quot;DOI&quot;:&quot;10.1186/2054-314X-1-1&quot;,&quot;ISSN&quot;:&quot;2054-314X&quot;,&quot;journalAbbreviation&quot;:&quot;Disaster Mil Med&quot;,&quot;language&quot;:&quot;eng&quot;,&quot;note&quot;:&quot;PMID: 28265416\nPMCID: PMC5327874&quot;,&quot;page&quot;:&quot;1&quot;,&quot;source&quot;:&quot;PubMed&quot;,&quot;title&quot;:&quot;Evaluating new types of tourniquets by the Israeli Naval special warfare unit&quot;,&quot;volume&quot;:&quot;1&quot;,&quot;author&quot;:[{&quot;family&quot;:&quot;Heldenberg&quot;,&quot;given&quot;:&quot;Eitan&quot;},{&quot;family&quot;:&quot;Aharony&quot;,&quot;given&quot;:&quot;Shahar&quot;},{&quot;family&quot;:&quot;Wolf&quot;,&quot;given&quot;:&quot;Tamir&quot;},{&quot;family&quot;:&quot;Vishne&quot;,&quot;given&quot;:&quot;Tali&quot;}],&quot;issued&quot;:{&quot;date-parts&quot;:[[&quot;2015&quot;]]}}},{&quot;id&quot;:7215,&quot;uris&quot;:[&quot;http://zotero.org/groups/233690/items/BC3FXYRJ&quot;],&quot;itemData&quot;:{&quot;id&quot;:7215,&quot;type&quot;:&quot;article-journal&quot;,&quot;abstract&quot;:&quot;BACKGROUND: The performance of a new tourniquet model was compared with that of an established model in simulated first aid.\nMETHODS: Four users applied the Combat Application Tourniquet (C-A-T), an established model that served as the control tourniquet, and the new SAM Extremity Tourniquet (SXT) model, which was the study tourniquet.\nRESULTS: The performance of the C-A-T was better than that of the SXT for seven measured parameters versus two, respectively; metrics were statistically tied 12 times. The degree of difference, when present, was often small. For pretime, a period of uncontrolled bleeding from the start to a time point when the tourniquet first contacts the manikin, the bleeding rate was uncontrolled at approximately 10.4mL/s, and for an overall average of 39 seconds of pretime, 406mL of blood loss was calculated. The mean time to determination of bleeding control (± standard deviation [SD]) was 66 seconds (SXT, 70 ± 30 seconds; C-A-T, 62 ± 18 seconds; p = .0075). The mean ease-of-use score was 4 (indicating easy) on a scale of 1 to 5, with 5 indicating very easy (mean ± SD: SXT, 4 ± 1; C-A-T, 5 ± 0; p &lt; .0001). C-A-T also performed better for total trial time, manikin damage, blood loss rate, pressure, and composite score. SXT was better for pretime and unwrap time. All users intuitively self-selected the speed at which they applied the tourniquets and that speed was similar in all of the required steps. However, by time segments, one user went slowest in each segment while the other three generally went faster.\nCONCLUSIONS: In simulated first aid with tourniquets, better results generally were seen with the C-A-T than with the SXT in terms of performance metrics. However, the degree of difference, when present, was often small.&quot;,&quot;container-title&quot;:&quot;Journal of special operations medicine: a peer reviewed journal for SOF medical professionals&quot;,&quot;DOI&quot;:&quot;10.55460/4WVW-AE0T&quot;,&quot;ISSN&quot;:&quot;1553-9768&quot;,&quot;issue&quot;:&quot;2&quot;,&quot;journalAbbreviation&quot;:&quot;J Spec Oper Med&quot;,&quot;language&quot;:&quot;eng&quot;,&quot;note&quot;:&quot;PMID: 29889953&quot;,&quot;page&quot;:&quot;36-41&quot;,&quot;source&quot;:&quot;PubMed&quot;,&quot;title&quot;:&quot;New and Established Models of Limb Tourniquet Compared in Simulated First Aid&quot;,&quot;volume&quot;:&quot;18&quot;,&quot;author&quot;:[{&quot;family&quot;:&quot;Kragh&quot;,&quot;given&quot;:&quot;John F.&quot;},{&quot;family&quot;:&quot;Newton&quot;,&quot;given&quot;:&quot;Nicola J.&quot;},{&quot;family&quot;:&quot;Tan&quot;,&quot;given&quot;:&quot;Andy R.&quot;},{&quot;family&quot;:&quot;Aden&quot;,&quot;given&quot;:&quot;James K.&quot;},{&quot;family&quot;:&quot;Dubick&quot;,&quot;given&quot;:&quot;Michael A.&quot;}],&quot;issued&quot;:{&quot;date-parts&quot;:[[&quot;2018&quot;]],&quot;season&quot;:&quot;Summer&quot;}}},{&quot;id&quot;:7167,&quot;uris&quot;:[&quot;http://zotero.org/groups/233690/items/GLBLF4BM&quot;],&quot;itemData&quot;:{&quot;id&quot;:7167,&quot;type&quot;:&quot;article-journal&quot;,&quot;container-title&quot;:&quot;Military Medicine&quot;,&quot;DOI&quot;:&quot;10.1093/milmed/usx169&quot;,&quot;ISSN&quot;:&quot;0026-4075, 1930-613X&quot;,&quot;issue&quot;:&quot;suppl_1&quot;,&quot;language&quot;:&quot;en&quot;,&quot;page&quot;:&quot;157-161&quot;,&quot;source&quot;:&quot;DOI.org (Crossref)&quot;,&quot;title&quot;:&quot;Comparison of Two Tourniquets on a Mid-Thigh Model: The Israeli Silicone Stretch and Wrap Tourniquet vs. The Combat Application Tourniquet&quot;,&quot;title-short&quot;:&quot;Comparison of Two Tourniquets on a Mid-Thigh Model&quot;,&quot;volume&quot;:&quot;183&quot;,&quot;author&quot;:[{&quot;family&quot;:&quot;Glick&quot;,&quot;given&quot;:&quot;CPT Yuval&quot;},{&quot;family&quot;:&quot;Furer&quot;,&quot;given&quot;:&quot;MAJ Ariel&quot;},{&quot;family&quot;:&quot;Glassberg&quot;,&quot;given&quot;:&quot;COL Elon&quot;},{&quot;family&quot;:&quot;Sharon&quot;,&quot;given&quot;:&quot;Roni&quot;},{&quot;family&quot;:&quot;Ankory&quot;,&quot;given&quot;:&quot;MAJ Ran&quot;}],&quot;issued&quot;:{&quot;date-parts&quot;:[[&quot;2018&quot;,3,1]]}}}],&quot;schema&quot;:&quot;https://github.com/citation-style-language/schema/raw/master/csl-citation.json&quot;} RNDVR4KuPZKLC"/><text:span text:style-name="T1">. </text:span></text:p>
      <text:p text:style-name="P1">Despite little innovation in design in recent decades, tourniquets can be both expensive and unobtainable during times of humanitarian crisis. Recent advancements and mass dissemination of 3D printing technologies may be able to fill this gap if these devices can create reliable and safe products. In this study we will compare the efficacy of a 3D printed tourniquet with a standard CAT Gen 7 tourniquet, focusing on performance of each device in a controlled setting.</text:p>
      <text:p text:style-name="P3">Methods</text:p>
      <text:p text:style-name="P1">In this trial we will as recruit EMS personnel with previous training in tourniquet application to deploy both a 3D printed tourniquet and a control CAT tourniquet to a volunteer subject’s thigh. The order of application (3D printed vs CAT) will be pre-randomized prior to application. A doppler ultrasound probe will be used to determine loss of popliteal pulse. Volunteers and subjects will be privy to doppler waveforms and feedback sounds throughout the trial to act as a surrogate for hemorrhage. EMS volunteers will then participate as the subject for the next volunteer.</text:p>
      <text:p text:style-name="P1">Inclusion criteria will include volunteer EMS providers with prior training on tourniquet application. Exclusion criteria will include previously known vascular disease, previous lower limb surgery, previous or active DVT, ongoing infection to a limb, or open wound. </text:p>
      <text:p text:style-name="P1">The primary outcome will be percentage of trials with successful arterial occlusion. Secondary outcomes will include time to arterial occlusion, incidence of trial failure due to mechanical failure of the tourniquet and intolerance of the procedure by the subject as the reason for trial failure. Successful arterial occlusion will be defined as 1) successful occlusion of the popliteal artery as detected by doppler ultrasound, 2) windlass mechanism locked into plastic gate and 3) arterial flow resumed at tourniquet release.</text:p>
      <text:p text:style-name="P3">Discussion</text:p>
      <text:p text:style-name="P1">We hypothesize that the 3D printed tourniquet is non-inferior to the CAT Gen 7 tourniquet in controlled settings. Unfortunately, placing a tourniquet in the lab is not the same as placing it in the field as situational stress can cause failure such as overtightening and damaging the tourniquet. This is discussed frequently in CoTCCC affiliated publications (ex. In ‘care under fire’ scenarios) and is likely true for EMS providers as well. We therefore hope that this controlled study will serve as the basis for more involved civilian EMS studies in the real world. Future planned studies may involve a randomized control trial of 3D printed vs standard issued tourniquets deployed by EMS colleagues in real world trauma. There are also opportunities to further develop tourniquet testing protocols to decide which designs are appropriate for pre-hospital systems . </text:p>
      <text:p text:style-name="P4"><text:soft-page-break/>References</text:p>
      <text:section text:style-name="Sect1" text:name="ZOTERO_BIBL {&quot;uncited&quot;:[],&quot;omitted&quot;:[],&quot;custom&quot;:[]} CSL_BIBLIOGRAPHY RNDaS5cA9kxoU">
        <text:p text:style-name="Bibliography_20_1">1. <text:tab/>Walters TJ, Wenke JC, Kauvar DS, McManus JG, Holcomb JB, Baer DG. Effectiveness of self-applied tourniquets in human volunteers. Prehosp Emerg Care. 2005 Dec;9(4):416–422. PMID: 16263675</text:p>
        <text:p text:style-name="Bibliography_20_1">2. <text:tab/>Montgomery HR, Hammesfahr R, Fisher AD, Cain JS, Greydanus DJ, Butler FK, Goolsby C, Eastman AL. 2019 Recommended Limb Tourniquets in Tactical Combat Casualty Care. J Spec Oper Med Peer Rev J SOF Med Prof. 2019;19(4):27–50. PMID: 31910470</text:p>
        <text:p text:style-name="Bibliography_20_1">3. <text:tab/>Savage E, Pannell D, Payne E, O’Leary T, Tien H. Re-Evaluating the Field Tourniquet for the Canadian Forces. Mil Med. 2013 Jun 1;178(6):669–675. </text:p>
        <text:p text:style-name="Bibliography_20_1">4. <text:tab/>Kragh JF, Moore VK, Aden JK, Parsons DL, Dubick MA. Short Report Comparing Generation 6 Versus Prototype Generation 7 Combat Application Tourniquet® in a Manikin Hemorrhage Model. J Spec Oper Med Peer Rev J SOF Med Prof. 2016;16(1):14–17. PMID: 27045489</text:p>
        <text:p text:style-name="Bibliography_20_1">5. <text:tab/>Gibson R, Housler GJ, Rush SC, Aden JK, Kragh JF, Dubick MA. Preliminary Comparison of New and Established Tactical Tourniquets in a Manikin Hemorrhage Model. J Spec Oper Med Peer Rev J SOF Med Prof. 2016;16(1):29–35. PMID: 27045491</text:p>
        <text:p text:style-name="Bibliography_20_1">6. <text:tab/>Heldenberg E, Aharony S, Wolf T, Vishne T. Evaluating new types of tourniquets by the Israeli Naval special warfare unit. Disaster Mil Med. 2015;1:1. PMCID: PMC5327874</text:p>
        <text:p text:style-name="Bibliography_20_1">7. <text:tab/>Kragh JF, Newton NJ, Tan AR, Aden JK, Dubick MA. New and Established Models of Limb Tourniquet Compared in Simulated First Aid. J Spec Oper Med Peer Rev J SOF Med Prof. 2018 Summer;18(2):36–41. PMID: 29889953</text:p>
        <text:p text:style-name="Bibliography_20_1">8. <text:tab/>Glick CY, Furer MA, Glassberg CE, Sharon R, Ankory MR. Comparison of Two Tourniquets on a Mid-Thigh Model: The Israeli Silicone Stretch and Wrap Tourniquet vs. The Combat Application Tourniquet. Mil Med. 2018 Mar 1;183(suppl_1):157–161. </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abon" svg:font-family="Sabo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ibliography_20_1" style:display-name="Bibliography 1" style:family="paragraph" style:parent-style-name="Index" style:class="index">
      <style:paragraph-properties fo:margin-left="0.2665in" fo:margin-right="0in" fo:margin-top="0in" fo:margin-bottom="0.1665in" style:contextual-spacing="false" style:line-height-at-least="0.1665in" fo:text-indent="-0.2665in" style:auto-text-indent="false">
        <style:tab-stops>
          <style:tab-stop style:position="0.2665in"/>
        </style:tab-stops>
      </style:paragraph-properties>
    </style:style>
    <style:style style:name="Default_20_Paragraph_20_Font" style:display-name="Default Paragraph Font" style:family="text"/>
    <style:style style:name="A11" style:family="text">
      <style:text-properties fo:color="#000000" loext:opacity="100%" fo:font-size="4.5pt" style:font-size-asian="4.5pt" style:font-name-complex="Sabon" style:font-family-complex="Sabon" style:font-family-generic-complex="system" style:font-pitch-complex="variable" style:font-size-complex="4.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ander pavlosky</meta:initial-creator>
    <meta:editing-cycles>22</meta:editing-cycles>
    <meta:creation-date>2022-06-18T17:37:00</meta:creation-date>
    <dc:date>2022-06-22T10:49:13.573466541</dc:date>
    <meta:editing-duration>PT4H12M19S</meta:editing-duration>
    <meta:generator>LibreOffice/7.3.3.2$Linux_X86_64 LibreOffice_project/30$Build-2</meta:generator>
    <meta:document-statistic meta:table-count="0" meta:image-count="0" meta:object-count="0" meta:page-count="2" meta:paragraph-count="19" meta:word-count="842" meta:character-count="5445" meta:non-whitespace-character-count="4617"/>
    <meta:user-defined meta:name="AppVersion">16.0000</meta:user-defined>
    <meta:user-defined meta:name="ZOTERO_PREF_1">&lt;data data-version="3" zotero-version="6.0.4"&gt;&lt;session id="MRBxyfma"/&gt;&lt;style id="http://www.zotero.org/styles/national-library-of-medicine-grant-proposals" hasBibliography="1" bibliographyStyleHasBeenSet="1"/&gt;&lt;prefs&gt;&lt;pref name="fieldType" value="Reference</meta:user-defined>
    <meta:user-defined meta:name="ZOTERO_PREF_2">Mark"/&gt;&lt;pref name="automaticJournalAbbreviations" value="true"/&gt;&lt;/prefs&gt;&lt;/data&gt;</meta:user-defined>
    <meta:template xlink:type="simple" xlink:actuate="onRequest" xlink:title="Normal" xlink:href=""/>
  </office:meta>
</office:document-meta>
</file>